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" table:style-name="ta1">
        <table:shapes>
          <draw:frame draw:z-index="0" draw:style-name="gr1" draw:text-style-name="P1" svg:width="159.97mm" svg:height="89.81mm" svg:x="72.62mm" svg:y="35.12mm">
            <loext:p draw:notify-on-update-of-ranges="'2'.B1:'2'.B58 '2'.C1:'2'.C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5:03:58.91751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4:30.998823603</dc:date>
    <meta:editing-duration>PT1M36S</meta:editing-duration>
    <meta:editing-cycles>2</meta:editing-cycles>
    <meta:generator>LibreOffice/5.1.6.2$Linux_X86_64 LibreOffice_project/1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2cm" xlink:href=".." xlink:type="simple" chart:class="chart:line" chart:style-name="ch1">
        <chart:legend chart:legend-position="end" svg:x="13.146cm" svg:y="3.943cm" style:legend-expansion="high" chart:style-name="ch2"/>
        <chart:plot-area chart:style-name="ch3" table:cell-range-address="'2'.B1:'2'.C58" svg:x="0.319cm" svg:y="0.179cm" svg:width="12.508cm" svg:height="8.624cm">
          <chartooo:coordinate-region svg:x="0.94cm" svg:y="0.378cm" svg:width="11.747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1:'2'.B58" chart:class="chart:line">
            <chart:data-point chart:repeated="58"/>
          </chart:series>
          <chart:series chart:style-name="ch7" chart:values-cell-range-address="'2'.C1:'2'.C58" chart:class="chart:line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2'.B1:'2'.B58</svg:desc>
                </draw:g>
              </table:table-cell>
              <table:table-cell office:value-type="float" office:value="NaN">
                <text:p>NaN</text:p>
                <draw:g>
                  <svg:desc>'2'.C1:'2'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